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wall hmov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camera pos</text:p>
          </table:table-cell>
          <table:table-cell office:value-type="string" calcext:value-type="string">
            <text:p>Vwall</text:p>
            <text:p>src y</text:p>
          </table:table-cell>
          <table:table-cell office:value-type="string" calcext:value-type="string">
            <text:p>vwall_col_offset</text:p>
          </table:table-cell>
          <table:table-cell office:value-type="string" calcext:value-type="string">
            <text:p>vwall_chunk_offset</text:p>
          </table:table-cell>
          <table:table-cell office:value-type="string" calcext:value-type="string">
            <text:p>hwall src y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formula="of:=[.B13]+1" office:value-type="float" office:value="11" calcext:value-type="float">
            <text:p>11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formula="of:=[.B14]+1"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formula="of:=[.B15]+1" office:value-type="float" office:value="13" calcext:value-type="float">
            <text:p>13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formula="of:=[.B16]+1" office:value-type="float" office:value="14" calcext:value-type="float">
            <text:p>14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formula="of:=[.B17]+1"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formula="of:=[.B29]+1" office:value-type="float" office:value="11" calcext:value-type="float">
            <text:p>11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formula="of:=[.B30]+1"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formula="of:=[.B31]+1" office:value-type="float" office:value="13" calcext:value-type="float">
            <text:p>13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formula="of:=[.B32]+1" office:value-type="float" office:value="14" calcext:value-type="float">
            <text:p>14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formula="of:=[.B33]+1"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hwall hmov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amera mod</text:p>
          </table:table-cell>
          <table:table-cell table:style-name="ce2" office:value-type="string" calcext:value-type="string">
            <text:p>src y</text:p>
          </table:table-cell>
          <table:table-cell table:style-name="ce2" office:value-type="string" calcext:value-type="string">
            <text:p>col offset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-1" office:value-type="float" office:value="30" calcext:value-type="float">
            <text:p>30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-1" office:value-type="float" office:value="29" calcext:value-type="float">
            <text:p>29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-1" office:value-type="float" office:value="28" calcext:value-type="float">
            <text:p>2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-1" office:value-type="float" office:value="27" calcext:value-type="float">
            <text:p>2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-1" office:value-type="float" office:value="26" calcext:value-type="float">
            <text:p>2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-1" office:value-type="float" office:value="25" calcext:value-type="float">
            <text:p>2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-1" office:value-type="float" office:value="24" calcext:value-type="float">
            <text:p>24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-1" office:value-type="float" office:value="23" calcext:value-type="float">
            <text:p>23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-1" office:value-type="float" office:value="22" calcext:value-type="float">
            <text:p>22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-1" office:value-type="float" office:value="21" calcext:value-type="float">
            <text:p>21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-1" office:value-type="float" office:value="20" calcext:value-type="float">
            <text:p>20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-1" office:value-type="float" office:value="19" calcext:value-type="float">
            <text:p>19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-1" office:value-type="float" office:value="18" calcext:value-type="float">
            <text:p>1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-1" office:value-type="float" office:value="17" calcext:value-type="float">
            <text:p>1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7]-1"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8]-1"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-1" office:value-type="float" office:value="14" calcext:value-type="float">
            <text:p>14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20]-1" office:value-type="float" office:value="13" calcext:value-type="float">
            <text:p>13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21]-1"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B22]-1" office:value-type="float" office:value="11" calcext:value-type="float">
            <text:p>11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B23]-1" office:value-type="float" office:value="10" calcext:value-type="float">
            <text:p>10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B24]-1"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B25]-1" office:value-type="float" office:value="8" calcext:value-type="float">
            <text:p>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B26]-1" office:value-type="float" office:value="7" calcext:value-type="float">
            <text:p>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B27]-1" office:value-type="float" office:value="6" calcext:value-type="float">
            <text:p>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B28]-1" office:value-type="float" office:value="5" calcext:value-type="float">
            <text:p>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B29]-1"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B30]-1"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B31]-1"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B32]-1"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20:20:13.374886727</meta:creation-date>
    <dc:date>2025-01-24T15:34:20.863995469</dc:date>
    <meta:editing-duration>P3DT22H23M35S</meta:editing-duration>
    <meta:editing-cycles>2</meta:editing-cycles>
    <meta:generator>LibreOffice/7.3.7.2$Linux_X86_64 LibreOffice_project/30$Build-2</meta:generator>
    <meta:document-statistic meta:table-count="2" meta:cell-count="233" meta:object-count="0"/>
  </office:meta>
</office:document-meta>
</file>